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45cm" fo:margin-left="-0.191cm" fo:margin-top="0cm" fo:margin-bottom="0cm" table:align="left" style:writing-mode="lr-tb"/>
    </style:style>
    <style:style style:name="Таблица1.A" style:family="table-column">
      <style:table-column-properties style:column-width="8.001cm"/>
    </style:style>
    <style:style style:name="Таблица1.B" style:family="table-column">
      <style:table-column-properties style:column-width="4.5cm"/>
    </style:style>
    <style:style style:name="Таблица1.C" style:family="table-column">
      <style:table-column-properties style:column-width="2.002cm"/>
    </style:style>
    <style:style style:name="Таблица1.D" style:family="table-column">
      <style:table-column-properties style:column-width="2.6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3" style:family="table-row">
      <style:table-row-properties style:min-row-height="1.058cm" fo:keep-together="auto"/>
    </style:style>
    <style:style style:name="Таблица1.5" style:family="table-row">
      <style:table-row-properties style:min-row-height="0.988cm" fo:keep-together="auto"/>
    </style:style>
    <style:style style:name="Таблица1.7" style:family="table-row">
      <style:table-row-properties style:min-row-height="0.847cm" fo:keep-together="auto"/>
    </style:style>
    <style:style style:name="Таблица1.8" style:family="table-row">
      <style:table-row-properties style:min-row-height="0.898cm" fo:keep-together="auto"/>
    </style:style>
    <style:style style:name="Таблица1.10" style:family="table-row">
      <style:table-row-properties style:min-row-height="0.982cm" fo:keep-together="auto"/>
    </style:style>
    <style:style style:name="Таблица1.12" style:family="table-row">
      <style:table-row-properties style:min-row-height="0.912cm" fo:keep-together="auto"/>
    </style:style>
    <style:style style:name="P1" style:family="paragraph" style:parent-style-name="Normal_20__28_Web_29_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.265cm" loext:contextual-spacing="false" fo:text-align="justify" style:justify-single-word="false" fo:background-color="#ffffff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 style:list-style-name="WWNum2">
      <loext:graphic-properties draw:fill="solid" draw:fill-color="#ffffff"/>
      <style:paragraph-properties fo:margin-left="0.661cm" fo:margin-right="0cm" fo:margin-top="0cm" fo:margin-bottom="0.494cm" loext:contextual-spacing="false" style:line-height-at-least="0.529cm" fo:text-indent="-0.635cm" style:auto-text-indent="false" fo:background-color="#ffffff"/>
    </style:style>
    <style:style style:name="P6" style:family="paragraph" style:parent-style-name="Standard" style:list-style-name="WWNum2">
      <loext:graphic-properties draw:fill="solid" draw:fill-color="#ffffff"/>
      <style:paragraph-properties fo:margin-left="0.661cm" fo:margin-right="0cm" fo:margin-top="0cm" fo:margin-bottom="0cm" loext:contextual-spacing="false" style:line-height-at-least="0.529cm" fo:text-indent="-0.635cm" style:auto-text-indent="false" fo:background-color="#ffffff"/>
    </style:style>
    <style:style style:name="P7" style:family="paragraph" style:parent-style-name="Standard" style:list-style-name="WWNum2">
      <loext:graphic-properties draw:fill="solid" draw:fill-color="#ffffff"/>
      <style:paragraph-properties fo:margin-left="0.661cm" fo:margin-right="0cm" fo:margin-top="0cm" fo:margin-bottom="0cm" loext:contextual-spacing="false" style:line-height-at-least="0.529cm" fo:text-indent="-0.635cm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top="0.494cm" fo:margin-bottom="0.494cm" loext:contextual-spacing="false" style:line-height-at-least="0.529cm" fo:background-color="#ffffff"/>
    </style:style>
    <style:style style:name="P9" style:family="paragraph" style:parent-style-name="Standard">
      <loext:graphic-properties draw:fill="solid" draw:fill-color="#ffffff"/>
      <style:paragraph-properties fo:margin-top="0.494cm" fo:margin-bottom="0cm" loext:contextual-spacing="false" style:line-height-at-least="0.529cm" fo:background-color="#ffffff"/>
    </style:style>
    <style:style style:name="P10" style:family="paragraph" style:parent-style-name="Standard">
      <style:paragraph-properties fo:margin-top="0cm" fo:margin-bottom="0.423cm" loext:contextual-spacing="false"/>
    </style:style>
    <style:style style:name="P11" style:family="paragraph" style:parent-style-name="Обычный1">
      <style:text-properties fo:color="#000000"/>
    </style:style>
    <style:style style:name="P12" style:family="paragraph" style:parent-style-name="Обычный1">
      <style:paragraph-properties fo:text-align="justify" style:justify-single-word="false">
        <style:tab-stops>
          <style:tab-stop style:position="1.879cm"/>
        </style:tab-stops>
      </style:paragraph-properties>
    </style:style>
    <style:style style:name="P13" style:family="paragraph" style:parent-style-name="Обычный1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 style:parent-style-name="Обычный1">
      <style:paragraph-properties>
        <style:tab-stops>
          <style:tab-stop style:position="-0.026cm"/>
        </style:tab-stops>
      </style:paragraph-properties>
      <style:text-properties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Обычный1">
      <style:paragraph-properties fo:margin-top="0cm" fo:margin-bottom="0.353cm" loext:contextual-spacing="false" fo:line-height="115%" fo:text-align="center" style:justify-single-word="false"/>
    </style:style>
    <style:style style:name="P16" style:family="paragraph" style:parent-style-name="Обычный1">
      <style:paragraph-properties fo:margin-top="0cm" fo:margin-bottom="0.353cm" loext:contextual-spacing="false" fo:line-height="115%">
        <style:tab-stops>
          <style:tab-stop style:position="-0.026cm"/>
        </style:tab-stops>
      </style:paragraph-properties>
    </style:style>
    <style:style style:name="P17" style:family="paragraph" style:parent-style-name="Обычный1">
      <style:paragraph-properties fo:margin-top="0cm" fo:margin-bottom="0.353cm" loext:contextual-spacing="false" fo:line-height="115%">
        <style:tab-stops>
          <style:tab-stop style:position="-0.026cm"/>
        </style:tab-stops>
      </style:paragraph-properties>
      <style:text-properties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Обычный1">
      <style:paragraph-properties fo:margin-top="0cm" fo:margin-bottom="0.353cm" loext:contextual-spacing="false" fo:text-align="justify" style:justify-single-word="false" fo:padding="0cm" fo:border="none"/>
    </style:style>
    <style:style style:name="P19" style:family="paragraph" style:parent-style-name="Обычный1">
      <style:paragraph-properties fo:margin-top="0cm" fo:margin-bottom="0.353cm" loext:contextual-spacing="false" fo:line-height="115%" fo:text-align="justify" style:justify-single-word="false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 style:parent-style-name="Обычный1">
      <style:paragraph-properties fo:margin-top="0cm" fo:margin-bottom="0.353cm" loext:contextual-spacing="false" fo:line-height="115%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 style:parent-style-name="Обычный1" style:master-page-name="Standard">
      <style:paragraph-properties fo:margin-top="0cm" fo:margin-bottom="0.353cm" loext:contextual-spacing="false" fo:line-height="115%" fo:text-align="center" style:justify-single-word="false" style:page-number="1"/>
    </style:style>
    <style:style style:name="P22" style:family="paragraph" style:parent-style-name="Обычный1">
      <style:paragraph-properties fo:padding="0cm" fo:border="none"/>
    </style:style>
    <style:style style:name="P23" style:family="paragraph" style:parent-style-name="Обычный1">
      <style:paragraph-properties fo:text-align="center" style:justify-single-word="false" fo:padding="0cm" fo:border="none"/>
    </style:style>
    <style:style style:name="P24" style:family="paragraph" style:parent-style-name="Обычный1">
      <style:paragraph-properties fo:padding="0cm" fo:border="none"/>
      <style:text-properties fo:color="#000000" fo:font-size="11pt" style:font-size-asian="11pt" style:font-size-complex="11pt"/>
    </style:style>
    <style:style style:name="P25" style:family="paragraph" style:parent-style-name="Обычный1">
      <style:paragraph-properties fo:text-align="justify" style:justify-single-word="false" fo:padding="0cm" fo:border="none"/>
      <style:text-properties fo:color="#000000" fo:font-size="11pt" style:font-size-asian="11pt" style:font-size-complex="11pt"/>
    </style:style>
    <style:style style:name="P26" style:family="paragraph" style:parent-style-name="Обычный1">
      <loext:graphic-properties draw:fill="solid" draw:fill-color="#ffffff"/>
      <style:paragraph-properties fo:background-color="#ffffff" fo:padding="0cm" fo:border="none"/>
      <style:text-properties fo:color="#000000" fo:font-size="11pt" style:font-size-asian="11pt" style:font-size-complex="11pt"/>
    </style:style>
    <style:style style:name="P27" style:family="paragraph" style:parent-style-name="Обычный1">
      <style:paragraph-properties fo:line-height="115%" fo:orphans="0" fo:widows="0" fo:padding="0cm" fo:border="none"/>
      <style:text-properties fo:color="#000000" fo:font-size="10pt" style:font-size-asian="10pt" style:font-size-complex="10pt"/>
    </style:style>
    <style:style style:name="P28" style:family="paragraph" style:parent-style-name="Обычный1">
      <style:paragraph-properties fo:text-align="justify" style:justify-single-word="false" fo:padding="0cm" fo:border="none"/>
      <style:text-properties fo:color="#000000" fo:font-size="10pt" style:font-size-asian="10pt" style:font-size-complex="10pt"/>
    </style:style>
    <style:style style:name="P29" style:family="paragraph" style:parent-style-name="Обычный1">
      <style:paragraph-properties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" fo:font-size="11pt" style:font-name-asian="Calibri1" style:font-size-asian="11pt" style:font-name-complex="Calibri1" style:font-size-complex="11pt"/>
    </style:style>
    <style:style style:name="P30" style:family="paragraph" style:parent-style-name="Обычный1">
      <style:paragraph-properties fo:padding="0cm" fo:border="none">
        <style:tab-stops>
          <style:tab-stop style:position="-0.026cm"/>
        </style:tab-stops>
      </style:paragraph-properties>
      <style:text-properties fo:color="#000000" style:font-name="Calibri" fo:font-size="11pt" style:font-name-asian="Calibri1" style:font-size-asian="11pt" style:font-name-complex="Calibri1" style:font-size-complex="11pt"/>
    </style:style>
    <style:style style:name="P31" style:family="paragraph" style:parent-style-name="Обычный1">
      <style:paragraph-properties fo:text-align="justify" style:justify-single-word="false" fo:padding="0cm" fo:border="none"/>
      <style:text-properties fo:color="#000000" style:font-name="Calibri" fo:font-size="11pt" style:font-name-asian="Calibri1" style:font-size-asian="11pt" style:font-name-complex="Calibri1" style:font-size-complex="11pt"/>
    </style:style>
    <style:style style:name="P32" style:family="paragraph" style:parent-style-name="Обычный1">
      <style:paragraph-properties fo:text-align="justify" style:justify-single-word="false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/>
    </style:style>
    <style:style style:name="P33" style:family="paragraph" style:parent-style-name="Обычный1">
      <loext:graphic-properties draw:fill="solid" draw:fill-color="#ffffff"/>
      <style:paragraph-properties fo:line-height="115%" fo:text-align="center" style:justify-single-word="false" fo:background-color="#ffffff" fo:padding="0cm" fo:border="none"/>
    </style:style>
    <style:style style:name="P34" style:family="paragraph" style:parent-style-name="Обычный1">
      <style:paragraph-properties fo:line-height="115%" fo:text-align="justify" style:justify-single-word="false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 style:parent-style-name="Обычный1">
      <style:paragraph-properties fo:text-align="justify" style:justify-single-word="false" fo:padding="0cm" fo:border="none"/>
    </style:style>
    <style:style style:name="P36" style:family="paragraph" style:parent-style-name="Обычный1" style:list-style-name="WWNum1">
      <style:paragraph-properties fo:text-align="justify" style:justify-single-word="false" fo:padding="0cm" fo:border="none"/>
    </style:style>
    <style:style style:name="P37" style:family="paragraph" style:parent-style-name="Обычный1">
      <style:paragraph-properties fo:padding="0cm" fo:border="none">
        <style:tab-stops>
          <style:tab-stop style:position="-0.026cm"/>
        </style:tab-stops>
      </style:paragraph-properties>
    </style:style>
    <style:style style:name="P38" style:family="paragraph" style:parent-style-name="Обычный1">
      <style:paragraph-properties fo:text-align="justify" style:justify-single-word="false" fo:padding="0cm" fo:border="none"/>
      <style:text-properties fo:font-size="10pt" style:font-size-asian="10pt" style:font-size-complex="10pt"/>
    </style:style>
    <style:style style:name="P39" style:family="paragraph" style:parent-style-name="Обычный1">
      <style:paragraph-properties fo:margin-left="-0.953cm" fo:margin-right="0cm" fo:text-align="end" style:justify-single-word="false" fo:text-indent="0cm" style:auto-text-indent="false" fo:padding="0cm" fo:border="none"/>
      <style:text-properties fo:color="#000000" fo:font-size="11pt" style:font-size-asian="11pt" style:font-size-complex="11pt"/>
    </style:style>
    <style:style style:name="P40" style:family="paragraph" style:parent-style-name="Обычный1">
      <style:paragraph-properties fo:margin-left="-0.953cm" fo:margin-right="0cm" fo:text-align="end" style:justify-single-word="false" fo:text-indent="0cm" style:auto-text-indent="false" fo:padding="0cm" fo:border="none"/>
    </style:style>
    <style:style style:name="P41" style:family="paragraph" style:parent-style-name="Обычный1">
      <style:paragraph-properties fo:margin-left="-0.953cm" fo:margin-right="0cm" fo:text-align="end" style:justify-single-word="false" fo:text-indent="1.249cm" style:auto-text-indent="false" fo:padding="0cm" fo:border="none"/>
    </style:style>
    <style:style style:name="P42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  <style:text-properties fo:color="#000000" fo:font-size="11pt" style:font-size-asian="11pt" style:font-size-complex="11pt"/>
    </style:style>
    <style:style style:name="P43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  <style:text-properties fo:color="#000000" fo:font-size="11pt" fo:font-weight="bold" style:font-size-asian="11pt" style:font-weight-asian="bold" style:font-size-complex="11pt"/>
    </style:style>
    <style:style style:name="P44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</style:style>
    <style:style style:name="P45" style:family="paragraph" style:parent-style-name="Обычный1">
      <style:paragraph-properties fo:margin-left="-0.953cm" fo:margin-right="0cm" fo:text-align="center" style:justify-single-word="false" fo:text-indent="0.751cm" style:auto-text-indent="false" fo:padding="0cm" fo:border="none"/>
      <style:text-properties fo:font-size="11pt" fo:font-weight="bold" style:font-size-asian="11pt" style:font-weight-asian="bold" style:font-size-complex="11pt"/>
    </style:style>
    <style:style style:name="P46" style:family="paragraph" style:parent-style-name="Обычный1">
      <style:paragraph-properties fo:margin-top="0cm" fo:margin-bottom="0.423cm" loext:contextual-spacing="false" fo:text-align="justify" style:justify-single-word="false">
        <style:tab-stops>
          <style:tab-stop style:position="1.879cm"/>
        </style:tab-stops>
      </style:paragraph-properties>
    </style:style>
    <style:style style:name="P47" style:family="paragraph" style:parent-style-name="Обычный1">
      <style:paragraph-properties fo:margin-top="0cm" fo:margin-bottom="0.423cm" loext:contextual-spacing="false" fo:line-height="115%"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8" style:family="paragraph" style:parent-style-name="Обычный1">
      <style:paragraph-properties fo:margin-top="0cm" fo:margin-bottom="0.423cm" loext:contextual-spacing="false" fo:text-align="justify" style:justify-single-word="false" fo:padding="0cm" fo:border="none"/>
    </style:style>
    <style:style style:name="P49" style:family="paragraph" style:parent-style-name="Обычный1">
      <style:paragraph-properties fo:margin-top="0cm" fo:margin-bottom="0.423cm" loext:contextual-spacing="false" fo:line-height="115%" fo:text-align="justify" style:justify-single-word="false" fo:padding="0cm" fo:border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0" style:family="paragraph" style:parent-style-name="Обычный1">
      <style:paragraph-properties fo:margin-left="3.81cm" fo:margin-right="0cm" fo:text-align="justify" style:justify-single-word="false" fo:text-indent="1.27cm" style:auto-text-indent="false" fo:padding="0cm" fo:border="none"/>
    </style:style>
    <style:style style:name="T1" style:family="text">
      <style:text-properties fo:color="#000000" style:font-name-asian="Cambria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color="#000000" fo:font-size="11pt" fo:font-style="italic" fo:font-weight="bold" style:font-size-asian="11pt" style:font-style-asian="italic" style:font-weight-asian="bold" style:font-size-complex="11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style:font-size-asian="10pt" style:font-size-complex="10pt" fo:background-color="#ff0000"/>
    </style:style>
    <style:style style:name="T7" style:family="text">
      <style:text-properties fo:color="#000000" fo:font-size="10pt" officeooo:rsid="0002395e" style:font-size-asian="10pt" style:font-size-complex="10pt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/>
    </style:style>
    <style:style style:name="T10" style:family="text">
      <style:text-properties fo:color="#000000" fo:language="en" fo:country="US"/>
    </style:style>
    <style:style style:name="T11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fo:color="#000000" style:font-name="Calibri" fo:font-size="11pt" style:font-name-asian="Calibri1" style:font-size-asian="11pt" style:font-name-complex="Calibri1" style:font-size-complex="11pt" fo:background-color="#ff0000"/>
    </style:style>
    <style:style style:name="T13" style:family="text">
      <style:text-properties fo:color="#000000" fo:font-style="italic" fo:font-weight="bold" style:font-style-asian="italic" style:font-weight-asian="bold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text-position="super 58%" fo:font-size="10pt" style:font-size-asian="10pt" style:font-size-complex="10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font-size="11pt" style:text-underline-style="solid" style:text-underline-width="auto" style:text-underline-color="font-color" officeooo:rsid="0002395e" style:font-size-asian="11pt" style:font-size-complex="11pt"/>
    </style:style>
    <style:style style:name="T20" style:family="text">
      <style:text-properties style:text-position="super 58%" fo:font-size="11pt" style:font-size-asian="11pt" style:font-size-complex="11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alibri" fo:font-size="11pt" style:font-name-asian="Calibri1" style:font-size-asian="11pt" style:font-name-complex="Calibri1" style:font-size-complex="11pt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officeooo:rsid="0002395e"/>
    </style:style>
    <style:style style:name="T3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ИНИСТЕРСТВО ПРОСВЕЩЕНИЯ РОССИЙСКОЙ ФЕДЕРАЦИИ </text:span></text:p>
      <text:p text:style-name="P15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p>
      <text:p text:style-name="P23"><text:span text:style-name="T2">Институт информационных технологий и технологического образования</text:span></text:p>
      <text:p text:style-name="P23"><text:span text:style-name="T2">Кафедра информационных технологий и электронного обучения</text:span></text:p>
      <text:p text:style-name="P25"/>
      <text:p text:style-name="P33"><text:span text:style-name="T3">по направлению “09.03.01 – Информатика и вычислительная техника” </text:span></text:p>
      <text:p text:style-name="P33"><text:span text:style-name="T3">(профиль: “Технологии разработки программного обеспечения”)</text:span></text:p>
      <text:p text:style-name="P39"/>
      <text:p text:style-name="P40"><text:span text:style-name="T4">Утверждаю</text:span></text:p>
      <text:p text:style-name="P40"><text:span text:style-name="T3">Зав. кафедрой <text:s/>д.п.н., проф.</text:span></text:p>
      <text:p text:style-name="P40"><text:span text:style-name="T3"><text:s/>___________________________</text:span></text:p>
      <text:p text:style-name="P40"><text:span text:style-name="T3">Е.З.Власова</text:span></text:p>
      <text:p text:style-name="P41"><text:span text:style-name="T3">« <text:s text:c="4"/>» </text:span><text:span text:style-name="T16">______________</text:span><text:span text:style-name="T3"> 20_</text:span><text:span text:style-name="T16">__</text:span><text:span text:style-name="T3"> г.</text:span></text:p>
      <text:p text:style-name="P42"/>
      <text:p text:style-name="P43"/>
      <text:p text:style-name="P44"><text:span text:style-name="T2">З А Д А Н И Е</text:span></text:p>
      <text:p text:style-name="P44"><text:span text:style-name="T2">НА УЧЕБНУЮ ПРАКТИКУ</text:span></text:p>
      <text:p text:style-name="P44"><text:span text:style-name="T17">технологическая (проектно-технологическая)</text:span></text:p>
      <text:p text:style-name="P45"/>
      <text:p text:style-name="P42"/>
      <text:p text:style-name="P42"/>
      <text:p text:style-name="P3"><text:span text:style-name="T16">Студента </text:span><text:span text:style-name="T19">Балаева Жамала Башировича</text:span></text:p>
      <text:p text:style-name="P3"><text:span text:style-name="T16">Руководитель </text:span><text:span text:style-name="T18">Власов Дмитрий Викторович, доцент кафедры информационных технологий и электронного обучения</text:span></text:p>
      <text:p text:style-name="P4"/>
      <text:p text:style-name="P3"><text:span text:style-name="T16">Утверждено приказом <text:s/>ФГБОУ ВО «РГПУ им. А. И. Герцена» №0104-644/03-ПР «15» июня 2022 <text:s/>г.</text:span></text:p>
      <text:p text:style-name="P3"><text:span text:style-name="T17">Срок представления</text:span><text:span text:style-name="T16"> студентом </text:span><text:span text:style-name="T17">отчета по практике на кафедру</text:span><text:span text:style-name="T16"> </text:span><text:span text:style-name="T18">28 сентября 2022 года</text:span></text:p>
      <text:p text:style-name="P26"/>
      <text:p text:style-name="P23"><text:span text:style-name="T2">Календарный план прохождения учебной практики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23"><text:span text:style-name="T5">Наименование частей работы</text:span></text:p>
          </table:table-cell>
          <table:table-cell table:style-name="Таблица1.A1" table:number-rows-spanned="2" office:value-type="string">
            <text:p text:style-name="P22"><text:span text:style-name="T5">Форма отчетности</text:span></text:p>
          </table:table-cell>
          <table:table-cell table:style-name="Таблица1.A1" table:number-columns-spanned="2" office:value-type="string">
            <text:p text:style-name="P23"><text:span text:style-name="T5">Срок выполнения </text:span></text:p>
            <text:p text:style-name="P23"><text:span text:style-name="T5">работы</text:span></text:p>
          </table:table-cell>
          <table:covered-table-cell/>
        </table:table-row>
        <table:table-row table:style-name="Таблица1.1">
          <table:covered-table-cell/>
          <table:covered-table-cell/>
          <table:table-cell table:style-name="Таблица1.A1" office:value-type="string">
            <text:p text:style-name="P23"><text:span text:style-name="T5">По плану</text:span></text:p>
          </table:table-cell>
          <table:table-cell table:style-name="Таблица1.A1" office:value-type="string">
            <text:p text:style-name="P23"><text:span text:style-name="T5">Фактически</text:span></text:p>
          </table:table-cell>
        </table:table-row>
        <table:table-row table:style-name="Таблица1.3">
          <table:table-cell table:style-name="Таблица1.A1" table:number-columns-spanned="4" office:value-type="string">
            <text:list xml:id="list895135620" text:style-name="WWNum1">
              <text:list-item>
                <text:p text:style-name="P36"><text:span text:style-name="T8">Инвариантная самостоятельная работа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2">1.1. <text:span text:style-name="T9">Подготовить обзор программных продуктов, применяемых в организации, где вы проходите практику.</text:span></text:p>
            <text:p text:style-name="P1"><text:span text:style-name="T9">План обзора программного </text:span>продукта:</text:p>
            <text:list xml:id="list635362527" text:style-name="WWNum2">
              <text:list-item>
                <text:p text:style-name="P6">общая характеристика;</text:p>
              </text:list-item>
              <text:list-item>
                <text:p text:style-name="P6">функции;</text:p>
              </text:list-item>
              <text:list-item>
                <text:p text:style-name="P5">необходимое программное и аппаратное обеспечение</text:p>
              </text:list-item>
            </text:list>
            <text:p text:style-name="P8">В качестве программных продуктов для обзора следует выбрать одну IDE из линейки продуктов компании JetBrains (IntelliJ IDEA, PyCharm, <text:span text:style-name="T26">WebStorm</text:span><text:span text:style-name="T22">,</text:span> PhpStorm, ReSharper, Rider, CLion, GoLand и т. д.) или Visual Studio Code от компании Microsoft. В дополнение к <text:soft-page-break/>плану обзора выше требуется рассмотреть функции, связанные с разработкой ПО для одной выбранной IDE (создание проекта, кодирование, форматирование кода, отладка, запуск, компиляция, публикация в репозитории и т. д.)</text:p>
            <text:p text:style-name="P8">Для выполнения задания вы должны заявить о продукте, который будете анализировать, написав в форуме его название.</text:p>
            <text:p text:style-name="P8">Задание можно выполнять в группе до <text:span text:style-name="T21">5 человек</text:span> (рекомендуется — <text:span text:style-name="T21">2-3 человека</text:span>).</text:p>
            <text:p text:style-name="P9"/>
          </table:table-cell>
          <table:table-cell table:style-name="Таблица1.A1" office:value-type="string">
            <text:p text:style-name="P37"><text:span text:style-name="T9">Представить в виде конспекта (опубликовать в электронном портфолио, ссылка в отчете)</text:span></text:p>
          </table:table-cell>
          <table:table-cell table:style-name="Таблица1.A1" office:value-type="string">
            <text:p text:style-name="P35"><text:span text:style-name="T5">03.09.2022</text:span></text:p>
          </table:table-cell>
          <table:table-cell table:style-name="Таблица1.A1" office:value-type="string">
            <text:p text:style-name="P35"><text:span text:style-name="T5">21.09.2022</text:span></text:p>
          </table:table-cell>
        </table:table-row>
        <table:table-row table:style-name="Таблица1.5">
          <table:table-cell table:style-name="Таблица1.A1" office:value-type="string">
            <text:p text:style-name="P46">1.2. Необходимо подготовить презентацию и доклад по материалам задания 1.1. </text:p>
            <text:p text:style-name="P12">Задание можно выполнять в группе до <text:span text:style-name="T21">5 человек</text:span> (рекомендуется — <text:span text:style-name="T21">2-3</text:span> <text:span text:style-name="T21">человека</text:span>).</text:p>
          </table:table-cell>
          <table:table-cell table:style-name="Таблица1.A1" office:value-type="string">
            <text:p text:style-name="P22"><text:span text:style-name="T9">Презентация, скринкаст или набор скринкастов с демонстрацией основных функций, про которые шла речь в задании (опубликовать в электронном портфолио, </text:span><text:span text:style-name="T10">QR</text:span><text:span text:style-name="T9">-код в отчете)</text:span></text:p>
          </table:table-cell>
          <table:table-cell table:style-name="Таблица1.A1" office:value-type="string">
            <text:p text:style-name="P35"><text:span text:style-name="T5">07.09.2022</text:span></text:p>
          </table:table-cell>
          <table:table-cell table:style-name="Таблица1.A1" office:value-type="string">
            <text:p text:style-name="P35"><text:span text:style-name="T5">24.09.2022</text:span></text:p>
          </table:table-cell>
        </table:table-row>
        <table:table-row table:style-name="Таблица1.1">
          <table:table-cell table:style-name="Таблица1.A1" office:value-type="string">
            <text:p text:style-name="P18">1.3. <text:span text:style-name="T9">Изучить и проанализировать программное и информационное обеспечение автоматизированного рабочего места специалиста в конкретной предметной области. </text:span></text:p>
            <text:p text:style-name="P18"><text:span text:style-name="T9">В качестве программного и информационного обеспечения использовать один из приведенных ниже программных продуктов: </text:span></text:p>
            <text:p text:style-name="P35"><text:span text:style-name="T9">•<text:tab/>YouTrack,</text:span></text:p>
            <text:p text:style-name="P35"><text:span text:style-name="T9">•<text:tab/>Яндекс.Трекер,</text:span></text:p>
            <text:p text:style-name="P35"><text:span text:style-name="T9">•<text:tab/></text:span><text:span text:style-name="T14">Штаб,</text:span></text:p>
            <text:p text:style-name="P35"><text:span text:style-name="T9">•<text:tab/>Asana,</text:span></text:p>
            <text:p text:style-name="P48"><text:span text:style-name="T9">•<text:tab/>Wrike.</text:span></text:p>
            <text:p text:style-name="P18"><text:span text:style-name="T9">Разработать документацию по использованию одного из указанных выше средств. Исследовать основной функционал приведенного выше ПО (например, создание и отслеживание задач, создание документации средствами продукта, управление ролями </text:span><text:soft-page-break/><text:span text:style-name="T9">участников).</text:span></text:p>
            <text:p text:style-name="P18"><text:span text:style-name="T9">Задание можно выполнять в группе до </text:span><text:span text:style-name="T8">5 человек</text:span><text:span text:style-name="T9"> (рекомендуется — </text:span><text:span text:style-name="T8">2-3 человека</text:span><text:span text:style-name="T9">).</text:span></text:p>
          </table:table-cell>
          <table:table-cell table:style-name="Таблица1.A1" office:value-type="string">
            <text:p text:style-name="P22"><text:span text:style-name="T9">Презентация, скринкаст, руководство пользователя (опубликовать в электронном портфолио, </text:span><text:span text:style-name="T10">QR</text:span><text:span text:style-name="T9">-код в отчете)</text:span></text:p>
          </table:table-cell>
          <table:table-cell table:style-name="Таблица1.A1" office:value-type="string">
            <text:p text:style-name="P35"><text:span text:style-name="T5">10.09.2022</text:span></text:p>
          </table:table-cell>
          <table:table-cell table:style-name="Таблица1.A1" office:value-type="string">
            <text:p text:style-name="P35"><text:span text:style-name="T23">25.09.2022</text:span></text:p>
          </table:table-cell>
        </table:table-row>
        <table:table-row table:style-name="Таблица1.7">
          <table:table-cell table:style-name="Таблица1.A1" table:number-columns-spanned="4" office:value-type="string">
            <text:list xml:id="list95916132323756" text:continue-list="list895135620" text:style-name="WWNum1">
              <text:list-item>
                <text:p text:style-name="P36"><text:span text:style-name="T8">Вариативная самостоятельная работа (выбрать одно из заданий с одинаковыми номерами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Таблица1.8">
          <table:table-cell table:style-name="Таблица1.A1" table:number-rows-spanned="2" office:value-type="string">
            <text:p text:style-name="P10">2.1. Задание выполняется после проведения вебинара <text:span text:style-name="T24">«Использование системы контроля версий Git».</text:span></text:p>
            <text:p text:style-name="P10">На примере основных действий, продемонстрированных на вебинаре по Git, освоить работу (и продемонстрировать выполнение показанных на вебинаре действий) с одним из визуальных клиентов для работы с Git на выбор:</text:p>
            <text:p text:style-name="Standard"><text:span text:style-name="T21">Вариант 1</text:span>. GitHub Desktop </text:p>
            <text:p text:style-name="Standard">или </text:p>
            <text:p text:style-name="Standard"><text:span text:style-name="T21">Вариант 2.</text:span> Sourcetree</text:p>
            <text:p text:style-name="Standard">или </text:p>
            <text:p text:style-name="Standard"><text:span text:style-name="T21">Вариант 3.</text:span> GitKraken </text:p>
            <text:p text:style-name="Standard">или </text:p>
            <text:p text:style-name="Standard"><text:span text:style-name="T21">Вариант 4.</text:span> <text:span text:style-name="T26">Терминал (Terminal) или Командная строка (или Command Shell Git)</text:span></text:p>
            <text:p text:style-name="Standard">или</text:p>
            <text:p text:style-name="Standard"><text:span text:style-name="T21">Вариант 5.</text:span> Встроенные средства IDE</text:p>
            <text:p text:style-name="Standard"/>
          </table:table-cell>
          <table:table-cell table:style-name="Таблица1.A1" table:number-rows-spanned="2" office:value-type="string">
            <text:p text:style-name="P16"><text:span text:style-name="T9">Скринкаст с выполнением или текстовый отчет с демонстрацией выполненных действий и комментариями по выполнению.</text:span></text:p>
            <text:p text:style-name="P16">Задание опубликовать в электронном портфолио, <text:span text:style-name="T10">QR</text:span><text:span text:style-name="T9">-код в отчете.</text:span></text:p>
          </table:table-cell>
          <table:table-cell table:style-name="Таблица1.A1" table:number-rows-spanned="2" office:value-type="string">
            <text:p text:style-name="P35"><text:span text:style-name="T5">14.09.2022</text:span></text:p>
          </table:table-cell>
          <table:table-cell table:style-name="Таблица1.A1" table:number-rows-spanned="2" office:value-type="string">
            <text:p text:style-name="P35"><text:span text:style-name="T5">2</text:span><text:span text:style-name="T7">6</text:span><text:span text:style-name="T5">.09.2022</text:span>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1" table:number-rows-spanned="2" office:value-type="string">
            <text:p text:style-name="P19">2.2. <text:span text:style-name="T9">Задание выполняется после проведения вебинара </text:span><text:span text:style-name="T13">«Инструменты управления задачами и проектной работой».</text:span></text:p>
            <text:p text:style-name="P19"><text:span text:style-name="T9">Подобрать актуальный для себя инструмент управления личным временем (тайм-менеджмента) и использовав его спланировать работу над заданием 2.1 (или другими индивидуальными заданиями практики) с его использованием. </text:span></text:p>
            <text:p text:style-name="P19"><text:span text:style-name="T9">Отобразить результаты использования инструменты, его достоинства и недостатки, эффективность работы с ним. </text:span></text:p>
            <text:p text:style-name="P19"><text:span text:style-name="T9">В качестве инструментов для управления временем можно использовать один из следующих продуктов: </text:span></text:p>
            <text:p text:style-name="P34"><text:soft-page-break/><text:span text:style-name="T10">•<text:tab/>Singularity</text:span></text:p>
            <text:p text:style-name="P34"><text:span text:style-name="T10">•<text:tab/>Trello</text:span></text:p>
            <text:p text:style-name="P34"><text:span text:style-name="T10">•<text:tab/>Reminders</text:span></text:p>
            <text:p text:style-name="P34"><text:span text:style-name="T10">•<text:tab/>Microsoft To Do</text:span></text:p>
            <text:p text:style-name="P34"><text:span text:style-name="T9">•<text:tab/>Notion</text:span></text:p>
            <text:p text:style-name="P47"><text:span text:style-name="T9">•<text:tab/>Taskwarrior</text:span></text:p>
          </table:table-cell>
          <table:table-cell table:style-name="Таблица1.A1" table:number-rows-spanned="2" office:value-type="string">
            <text:p text:style-name="P22"><text:span text:style-name="T9">Текстовый отчет. Задание опубликовать в электронном портфолио, </text:span><text:span text:style-name="T10">QR</text:span><text:span text:style-name="T9">-код в отчете)</text:span></text:p>
          </table:table-cell>
          <table:table-cell table:style-name="Таблица1.A1" table:number-rows-spanned="2" office:value-type="string">
            <text:p text:style-name="P35"><text:span text:style-name="T5">17.09.2022</text:span></text:p>
          </table:table-cell>
          <table:table-cell table:style-name="Таблица1.A1" table:number-rows-spanned="2" office:value-type="string">
            <text:p text:style-name="P35"><text:span text:style-name="T5">2</text:span><text:span text:style-name="T7">6</text:span><text:span text:style-name="T5">.09.2022</text:span>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" table:number-rows-spanned="3" office:value-type="string">
            <text:p text:style-name="P19">2.3. Задание выполняется после проведения вебинара <text:span text:style-name="T24">«Инструменты управления задачами и проектной работой».</text:span></text:p>
            <text:p text:style-name="P19">Выступление или стендовый доклад с результатами анализа <text:span text:style-name="T21">одного из продуктов для управления проектами, исследованных в рамках задания ИСР 1.3:</text:span></text:p>
            <text:p text:style-name="P34">•<text:tab/>YouTrack,</text:p>
            <text:p text:style-name="P34">•<text:tab/>Яндекс.Трекер,</text:p>
            <text:p text:style-name="P34">•<text:tab/>Штаб,</text:p>
            <text:p text:style-name="P34">•<text:tab/>Asana,</text:p>
            <text:p text:style-name="P49">•<text:tab/>Wrike.</text:p>
            <text:p text:style-name="P19">Необходимо подготовить документацию по использованию одного из указанных выше средств. Постер создается в одном из сервисов для создания онлайн-схем (draw.io, RealtimeBoard или отечественных аналогов).</text:p>
            <text:p text:style-name="P19">Задание выполняется в той же группе, в которой выполнялось задание <text:span text:style-name="T21">ИСР 1.3.</text:span></text:p>
          </table:table-cell>
          <table:table-cell table:style-name="Таблица1.A1" table:number-rows-spanned="3" office:value-type="string">
            <text:p text:style-name="P22"><text:span text:style-name="T9">Текстовый документ стендового доклада (опубликовать в электронном портфолио, </text:span><text:span text:style-name="T10">QR</text:span><text:span text:style-name="T9">-код в отчете)</text:span></text:p>
            <text:p text:style-name="P17"/>
          </table:table-cell>
          <table:table-cell table:style-name="Таблица1.A1" table:number-rows-spanned="3" office:value-type="string">
            <text:p text:style-name="P35"><text:span text:style-name="T5">21.09.2022</text:span></text:p>
          </table:table-cell>
          <table:table-cell table:style-name="Таблица1.A1" table:number-rows-spanned="3" office:value-type="string">
            <text:p text:style-name="P35"><text:span text:style-name="T23">26.09.2022</text:span>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</table:table-row>
        <table:table-row table:style-name="Таблица1.7"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1" office:value-type="string">
            <text:p text:style-name="P20"><text:span text:style-name="T8">Подготовить электронное портфолио по результатам прохождения практик</text:span><text:span text:style-name="T21">и</text:span></text:p>
          </table:table-cell>
          <table:table-cell table:style-name="Таблица1.A1" office:value-type="string">
            <text:p text:style-name="P37">Веб-портфолио формируется как Git-репозиторий и содержит все загруженные в него результаты выполнения заданий, включая слайды. Пример репозитория: <text:a xlink:type="simple" xlink:href="https://git.herzen.spb.ru/igossoudarev/clouds" text:style-name="Default_20_Style" text:visited-style-name="Default_20_Style"><text:span text:style-name="T28">https://git.herzen.spb.ru/igossoudarev/clouds</text:span></text:a> </text:p>
            <text:p text:style-name="P37">Ссылка на репозиторий дублируется в курсе Moodle <text:span text:style-name="T28">https://moodle.herzen.spb.ru/course/view.php?</text:span><text:soft-page-break/><text:span text:style-name="T28">id=20206</text:span> <text:s/>в разделе, посвящённом результатам практики, а также в отчёте.</text:p>
            <text:p text:style-name="P37">О<text:span text:style-name="T9">тчет</text:span> (текстовый документ). Отчет <text:bookmark text:name="_GoBack"/>должен содержать все выполненные задания и <text:span text:style-name="T10">QR</text:span><text:span text:style-name="T9">-код на электронн</text:span>ое<text:span text:style-name="T9"> портфолио</text:span>.</text:p>
          </table:table-cell>
          <table:table-cell table:style-name="Таблица1.A1" office:value-type="string">
            <text:p text:style-name="P35"><text:span text:style-name="T5">26.09.2022</text:span></text:p>
          </table:table-cell>
          <table:table-cell table:style-name="Таблица1.A1" office:value-type="string">
            <text:p text:style-name="P35"><text:span text:style-name="T5">27.09.2022</text:span></text:p>
          </table:table-cell>
        </table:table-row>
      </table:table>
      <text:p text:style-name="P28"><text:bookmark text:name="_gjdgxs"/></text:p>
      <text:p text:style-name="P28"/>
      <text:p text:style-name="P35"><text:span text:style-name="T5">Руководитель </text:span><text:span text:style-name="T23">практики ________________________________</text:span><text:span text:style-name="T5">.</text:span></text:p>
      <text:p text:style-name="P50"><text:span text:style-name="T15">(подпись руководителя)</text:span></text:p>
      <text:p text:style-name="P35"><text:span text:style-name="T5">Задание принял к исполнению «01» сентября 2022 г. <text:s text:c="11"/></text:span><text:span text:style-name="T7">Балаев Ж.Б.</text:span><text:span text:style-name="T5"> <text:s text:c="7"/>______________</text:span></text:p>
      <text:p text:style-name="P35"><text:span text:style-name="T5"><text:s text:c="146"/></text:span><text:span text:style-name="T15">(подпись студента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Обычный1" style:next-style-name="Обычный1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Обычный1" style:next-style-name="Обычный1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Обычный1" style:next-style-name="Обычный1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Обычный1" style:next-style-name="Обычный1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Обычный1" style:next-style-name="Обычный1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Обычный1" style:next-style-name="Обычный1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Обычный1" style:next-style-name="Обычный1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Обычный1" style:next-style-name="Обычный1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position="0% 100%" fo:font-weight="bold" style:font-weight-asian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9pt" style:font-size-asian="9pt" style:font-size-complex="9pt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3</meta:editing-cycles>
    <meta:creation-date>2022-09-27T16:18:00</meta:creation-date>
    <dc:date>2022-09-28T09:59:14.950650642</dc:date>
    <meta:editing-duration>PT7M52S</meta:editing-duration>
    <meta:generator>LibreOffice/6.4.7.2$Linux_X86_64 LibreOffice_project/40$Build-2</meta:generator>
    <meta:document-statistic meta:table-count="1" meta:image-count="0" meta:object-count="0" meta:page-count="5" meta:paragraph-count="105" meta:word-count="753" meta:character-count="6224" meta:non-whitespace-character-count="538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